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177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fo:font-weight="bold" style:font-name-asian="Source Han Sans CN Regular" style:font-weight-asian="bold" style:font-name-complex="Lohit Devanagari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Kernladungszahl Z</text:p>
          </table:table-cell>
          <table:table-cell table:style-name="ce1" office:value-type="string" calcext:value-type="string">
            <text:p>Energie Kα-Strahlung Eα [keV]</text:p>
          </table:table-cell>
          <table:table-cell table:style-name="ce1" office:value-type="string" calcext:value-type="string">
            <text:p>Peakbreite Kα-Strahlung σ [keV]</text:p>
          </table:table-cell>
          <table:table-cell table:style-name="ce3" office:value-type="string" calcext:value-type="string">
            <text:p>SQRT(Eα)</text:p>
          </table:table-cell>
          <table:table-cell table:style-name="ce1" office:value-type="string" calcext:value-type="string">
            <text:p>Fehler SQRT(Eα)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.41" calcext:value-type="float">
            <text:p>6.41</text:p>
          </table:table-cell>
          <table:table-cell office:value-type="float" office:value="0.16" calcext:value-type="float">
            <text:p>0.16</text:p>
          </table:table-cell>
          <table:table-cell table:formula="of:=SQRT([.C2])" office:value-type="float" office:value="2.53179778023443" calcext:value-type="float">
            <text:p>2.5317977802</text:p>
          </table:table-cell>
          <table:table-cell table:formula="of:=SQRT([.D2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7.5" calcext:value-type="float">
            <text:p>7.5</text:p>
          </table:table-cell>
          <table:table-cell office:value-type="float" office:value="0.15" calcext:value-type="float">
            <text:p>0.15</text:p>
          </table:table-cell>
          <table:table-cell table:formula="of:=SQRT([.C3])" office:value-type="float" office:value="2.73861278752583" calcext:value-type="float">
            <text:p>2.7386127875</text:p>
          </table:table-cell>
          <table:table-cell table:formula="of:=SQRT([.D3])" office:value-type="float" office:value="0.387298334620742" calcext:value-type="float">
            <text:p>0.3872983346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.43" calcext:value-type="float">
            <text:p>4.43</text:p>
          </table:table-cell>
          <table:table-cell office:value-type="float" office:value="0.17" calcext:value-type="float">
            <text:p>0.17</text:p>
          </table:table-cell>
          <table:table-cell table:formula="of:=SQRT([.C4])" office:value-type="float" office:value="2.10475651798492" calcext:value-type="float">
            <text:p>2.104756518</text:p>
          </table:table-cell>
          <table:table-cell table:formula="of:=SQRT([.D4])" office:value-type="float" office:value="0.412310562561766" calcext:value-type="float">
            <text:p>0.412310562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5.83" calcext:value-type="float">
            <text:p>15.83</text:p>
          </table:table-cell>
          <table:table-cell office:value-type="float" office:value="0.17" calcext:value-type="float">
            <text:p>0.17</text:p>
          </table:table-cell>
          <table:table-cell table:formula="of:=SQRT([.C5])" office:value-type="float" office:value="3.97869325281555" calcext:value-type="float">
            <text:p>3.9786932528</text:p>
          </table:table-cell>
          <table:table-cell table:formula="of:=SQRT([.D5])" office:value-type="float" office:value="0.412310562561766" calcext:value-type="float">
            <text:p>0.412310562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21.96" calcext:value-type="float">
            <text:p>21.96</text:p>
          </table:table-cell>
          <table:table-cell office:value-type="float" office:value="0.19" calcext:value-type="float">
            <text:p>0.19</text:p>
          </table:table-cell>
          <table:table-cell table:formula="of:=SQRT([.C6])" office:value-type="float" office:value="4.68614980554399" calcext:value-type="float">
            <text:p>4.6861498055</text:p>
          </table:table-cell>
          <table:table-cell table:formula="of:=SQRT([.D6])" office:value-type="float" office:value="0.435889894354067" calcext:value-type="float">
            <text:p>0.4358898944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8.68" calcext:value-type="float">
            <text:p>8.68</text:p>
          </table:table-cell>
          <table:table-cell office:value-type="float" office:value="0.16" calcext:value-type="float">
            <text:p>0.16</text:p>
          </table:table-cell>
          <table:table-cell table:formula="of:=SQRT([.C7])" office:value-type="float" office:value="2.94618397253125" calcext:value-type="float">
            <text:p>2.9461839725</text:p>
          </table:table-cell>
          <table:table-cell table:formula="of:=SQRT([.D7]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8.08" calcext:value-type="float">
            <text:p>8.08</text:p>
          </table:table-cell>
          <table:table-cell office:value-type="float" office:value="0.15" calcext:value-type="float">
            <text:p>0.15</text:p>
          </table:table-cell>
          <table:table-cell table:formula="of:=SQRT([.C8])" office:value-type="float" office:value="2.84253408071038" calcext:value-type="float">
            <text:p>2.8425340807</text:p>
          </table:table-cell>
          <table:table-cell table:formula="of:=SQRT([.D8])" office:value-type="float" office:value="0.387298334620742" calcext:value-type="float">
            <text:p>0.387298334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7.48" calcext:value-type="float">
            <text:p>17.48</text:p>
          </table:table-cell>
          <table:table-cell office:value-type="float" office:value="0.17" calcext:value-type="float">
            <text:p>0.17</text:p>
          </table:table-cell>
          <table:table-cell table:formula="of:=SQRT([.C9])" office:value-type="float" office:value="4.18090899207337" calcext:value-type="float">
            <text:p>4.1809089921</text:p>
          </table:table-cell>
          <table:table-cell table:formula="of:=SQRT([.D9])" office:value-type="float" office:value="0.412310562561766" calcext:value-type="float">
            <text:p>0.4123105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15:48.180199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07:28.871443488</meta:creation-date>
    <dc:date>2015-11-30T14:18:21.043888507</dc:date>
    <meta:editing-duration>PT25M54S</meta:editing-duration>
    <meta:editing-cycles>4</meta:editing-cycles>
    <meta:generator>LibreOffice/4.4.6.3$Linux_X86_64 LibreOffice_project/40$Build-3</meta:generator>
    <meta:document-statistic meta:table-count="1" meta:cell-count="54" meta:object-count="0"/>
  </office:meta>
</office:document-meta>
</file>